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9388" officeooo:paragraph-rsid="000a9388"/>
    </style:style>
    <style:style style:name="P2" style:family="paragraph" style:parent-style-name="Standard">
      <style:text-properties fo:font-weight="bold" officeooo:rsid="000a9388" officeooo:paragraph-rsid="000a9388" style:font-weight-asian="bold" style:font-weight-complex="bold"/>
    </style:style>
    <style:style style:name="P3" style:family="paragraph" style:parent-style-name="Standard">
      <style:text-properties fo:font-weight="bold" officeooo:rsid="000b539c" officeooo:paragraph-rsid="000b539c" style:font-weight-asian="bold" style:font-weight-complex="bold"/>
    </style:style>
    <style:style style:name="P4" style:family="paragraph" style:parent-style-name="Standard">
      <style:text-properties fo:font-weight="bold" officeooo:rsid="000d3a59" officeooo:paragraph-rsid="000d3a59" style:font-weight-asian="bold" style:font-weight-complex="bold"/>
    </style:style>
    <style:style style:name="P5" style:family="paragraph" style:parent-style-name="Standard">
      <style:text-properties officeooo:rsid="000b539c" officeooo:paragraph-rsid="000b539c"/>
    </style:style>
    <style:style style:name="P6" style:family="paragraph" style:parent-style-name="Standard">
      <style:text-properties fo:font-weight="normal" officeooo:rsid="000b539c" officeooo:paragraph-rsid="000b539c" style:font-weight-asian="normal" style:font-weight-complex="normal"/>
    </style:style>
    <style:style style:name="P7" style:family="paragraph" style:parent-style-name="Standard">
      <style:text-properties fo:font-weight="normal" officeooo:rsid="000d3a59" officeooo:paragraph-rsid="000d3a59" style:font-weight-asian="normal" style:font-weight-complex="normal"/>
    </style:style>
    <style:style style:name="P8" style:family="paragraph" style:parent-style-name="Standard">
      <style:text-properties officeooo:rsid="000f338e" officeooo:paragraph-rsid="000f338e"/>
    </style:style>
    <style:style style:name="P9" style:family="paragraph" style:parent-style-name="Standard">
      <style:text-properties style:text-underline-style="solid" style:text-underline-width="auto" style:text-underline-color="font-color" officeooo:rsid="000f338e" officeooo:paragraph-rsid="000f338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Usuario:</text:span></text:p>
      <text:p text:style-name="P8"><text:span text:style-name="T1">admin</text:span></text:p>
      <text:p text:style-name="P8"><text:span text:style-name="T1">Contraseña:</text:span></text:p>
      <text:p text:style-name="P8"><text:span text:style-name="T1">admin</text:span></text:p>
      <text:p text:style-name="P9"><text:span text:style-name="T1"/></text:p>
      <text:p text:style-name="P5"><text:span text:style-name="T1">Manual de usuario</text:span> </text:p>
      <text:p text:style-name="P1">DESCRIPCIÓN DE LA APLICACIÓN:</text:p>
      <text:p text:style-name="P1"><text:s/>El cliente desea llevar el control del producto que tiene un su bodega</text:p>
      <text:p text:style-name="P1">normalmente lo compran en quintal y aveces en libra. </text:p>
      <text:p text:style-name="P5">Por lo que se pensó manejar todo el libras para mejor control.</text:p>
      <text:p text:style-name="P5"/>
      <text:p text:style-name="P1">PRODUCTO INGRESADO</text:p>
      <text:p text:style-name="P3">COMPRAS</text:p>
      <text:p text:style-name="P1">Se hizo una factura de compras</text:p>
      <text:p text:style-name="P1">USUARIO:</text:p>
      <text:p text:style-name="P2">1 ingresa el nombre del proveedor</text:p>
      <text:p text:style-name="P2">2 ingresa el numero de la factura</text:p>
      <text:p text:style-name="P3">3 guardar información </text:p>
      <text:p text:style-name="P2"/>
      <text:p text:style-name="P1">La aplicación lo dirige al detalle de la factura de compra</text:p>
      <text:p text:style-name="P1">En esa pantalla nos muestra los productos que maneja</text:p>
      <text:p text:style-name="P1">como arina, azúcar, manteca etc</text:p>
      <text:p text:style-name="P1"/>
      <text:p text:style-name="P1">USUARIO:</text:p>
      <text:p text:style-name="P3">1 elegir productos</text:p>
      <text:p text:style-name="P3">2 elegir el peso</text:p>
      <text:p text:style-name="P3">3 ingresar cantidad</text:p>
      <text:p text:style-name="P3">4. guardar información </text:p>
      <text:p text:style-name="P1"/>
      <text:p text:style-name="P1">como el cliente quiere que se maneja en libras. Cuando el peso es en quintal</text:p>
      <text:p text:style-name="P1">lo pasa a libras, cuando es en libras así se queda todo eso se suma al inventario de productos</text:p>
      <text:p text:style-name="P1"/>
      <text:p text:style-name="P2">PRODUCTO CONSUMIDO</text:p>
      <text:p text:style-name="P1">También desea llevar el control del producto consumido durante el día</text:p>
      <text:p text:style-name="P1">por lo que se creo una pantalla de producto utilizado</text:p>
      <text:p text:style-name="P1"/>
      <text:p text:style-name="P2">1 elegir el inventario</text:p>
      <text:p text:style-name="P2">2 elegir el peso</text:p>
      <text:p text:style-name="P2">3 ingresar la cantidad</text:p>
      <text:p text:style-name="P3">4. guardar información </text:p>
      <text:p text:style-name="P1">la aplicación calcula todo y lo resta al inventario para que se lleve mejor control de la </text:p>
      <text:p text:style-name="P1">existencia del producto</text:p>
      <text:p text:style-name="P1"/>
      <text:p text:style-name="P1"/>
      <text:p text:style-name="P5">DETALLE DE LAS VENTAS REALIZADAS DURANTE EL DÍA:</text:p>
      <text:p text:style-name="P5">se creo la pantalla de factura</text:p>
      <text:p text:style-name="P5">Usuario:</text:p>
      <text:p text:style-name="P3">1. ingresar nombre del cliente</text:p>
      <text:p text:style-name="P3">2. ingresar nit o consumido final cf</text:p>
      <text:p text:style-name="P3"><text:soft-page-break/>3. guardar información </text:p>
      <text:p text:style-name="P3"/>
      <text:p text:style-name="P6">Detalle de la factura:</text:p>
      <text:p text:style-name="P6">El cliente desea que <text:s/>la aplicación realiza los cálculos respectivos de lo que se vende</text:p>
      <text:p text:style-name="P6">por lo que se considero en que solo elija el producto y la cantidad al guardarlo </text:p>
      <text:p text:style-name="P6">se calcula solo el total recibido.</text:p>
      <text:p text:style-name="P6"/>
      <text:p text:style-name="P6"/>
      <text:p text:style-name="P6"><text:line-break/>Usuario:</text:p>
      <text:p text:style-name="P3">1. Elegir el productos</text:p>
      <text:p text:style-name="P3">2. Ingresar la cantidad</text:p>
      <text:p text:style-name="P3">3. guarda información.</text:p>
      <text:p text:style-name="P6"/>
      <text:p text:style-name="P7">Control del inventario:</text:p>
      <text:p text:style-name="P7">Usuario:</text:p>
      <text:p text:style-name="P4">1 código del inventario</text:p>
      <text:p text:style-name="P4">2 nombre del producto</text:p>
      <text:p text:style-name="P4">3 disponibilidad</text:p>
      <text:p text:style-name="P4"/>
      <text:p text:style-name="P4">Dar click en el código no mostrara las facturas que se han comprado de cada producto.</text:p>
      <text:p text:style-name="P4"/>
      <text:p text:style-name="P4"/>
      <text:p text:style-name="P4">Detalles de la aplicación:</text:p>
      <text:p text:style-name="P4">Necesita registrarse para poder utilizarlo como la aplicación no es muy grande el administrador de la aplicación se encargara de crear usuarios.</text:p>
      <text:p text:style-name="P4"/>
      <text:p text:style-name="P4">La aplicación cuenta con seguridad por lo que al no registrarse no se mostraran las pantallas anteriormente descritas. </text:p>
      <text:p text:style-name="P4"/>
      <text:p text:style-name="P4"/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2T11:51:26.521785281</meta:creation-date>
    <dc:date>2021-06-23T10:01:35.889528533</dc:date>
    <meta:editing-duration>PT9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8" meta:word-count="359" meta:character-count="2084" meta:non-whitespace-character-count="1771"/>
  </office:meta>
</office:document-meta>
</file>